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 draw:shadow="hidden"/>
    </style:style>
    <style:style style:name="gr2" style:family="graphic" style:parent-style-name="standard">
      <style:graphic-properties draw:stroke="solid" svg:stroke-width="0.008cm" svg:stroke-color="#000000" svg:stroke-opacity="100%" draw:stroke-linejoin="round" svg:stroke-linecap="round" draw:fill="none" fo:padding-top="0.129cm" fo:padding-bottom="0.129cm" fo:padding-left="0.254cm" fo:padding-right="0.254cm" draw:shadow="hidden"/>
    </style:style>
    <style:style style:name="gr3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</style:style>
    <style:style style:name="gr4" style:family="graphic" style:parent-style-name="standard">
      <style:graphic-properties draw:stroke="none" draw:fill="none" draw:textarea-vertical-align="middle" fo:min-height="1.358cm" fo:min-width="2.54cm" fo:padding-top="0.071cm" fo:padding-bottom="0.071cm" fo:padding-left="0.071cm" fo:padding-right="0.071cm"/>
    </style:style>
    <style:style style:name="gr5" style:family="graphic" style:parent-style-name="standard">
      <style:graphic-properties draw:stroke="solid" svg:stroke-width="0.025cm" svg:stroke-color="#000000" draw:marker-end="Marker_5f_0" draw:marker-end-width="0.319cm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6" style:family="graphic" style:parent-style-name="standard">
      <style:graphic-properties draw:stroke="none" draw:fill="none" draw:textarea-vertical-align="middle" fo:min-height="0.905cm" fo:min-width="2.54cm" fo:padding-top="0.071cm" fo:padding-bottom="0.071cm" fo:padding-left="0.071cm" fo:padding-right="0.071cm"/>
    </style:style>
    <style:style style:name="gr7" style:family="graphic" style:parent-style-name="standard">
      <style:graphic-properties draw:stroke="solid" svg:stroke-width="0.025cm" svg:stroke-color="#000000" svg:stroke-opacity="100%" draw:stroke-linejoin="round" svg:stroke-linecap="round" draw:fill="none" fo:padding-top="0.137cm" fo:padding-bottom="0.137cm" fo:padding-left="0.262cm" fo:padding-right="0.262cm" draw:shadow="hidden"/>
    </style:style>
    <style:style style:name="gr8" style:family="graphic" style:parent-style-name="standard">
      <style:graphic-properties draw:stroke="none" draw:fill="none" draw:textarea-vertical-align="middle" fo:min-height="0cm" fo:min-width="2.54cm" fo:padding-top="0.071cm" fo:padding-bottom="0.071cm" fo:padding-left="0.071cm" fo:padding-right="0.071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margin-left="0cm" fo:margin-right="0cm" fo:margin-top="0cm" fo:margin-bottom="0cm" fo:line-height="120%" fo:text-align="center" fo:text-indent="0cm"/>
    </style:style>
    <style:style style:name="T1" style:family="text">
      <style:text-properties fo:color="#000000" style:font-name="Calibri1" fo:font-size="8pt" style:font-name-asian="Calibri1" style:font-size-asian="8pt" style:font-name-complex="Calibri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-1" draw:style-name="dp1" draw:master-page-name="PM0">
        <draw:g>
          <draw:g>
            <draw:path draw:style-name="gr1" draw:text-style-name="P1" draw:layer="layout" svg:width="2.5cm" svg:height="1cm" svg:x="6.5cm" svg:y="0.977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  <draw:path draw:style-name="gr2" draw:text-style-name="P2" draw:layer="layout" svg:width="2.5cm" svg:height="1cm" svg:x="6.5cm" svg:y="0.977cm" svg:viewBox="0 0 2501 1001" svg:d="M500 1001h1502c87 0 174-23 250-67s139-107 183-183c43-76 66-163 66-251 0-87-23-174-66-250-44-76-107-139-183-183s-163-67-250-67h-1502c-87 0-174 23-250 67s-139 107-183 183c-43 76-67 163-67 251 0 87 24 174 67 250 44 76 107 139 183 183s163 67 250 67z">
              <text:p/>
            </draw:path>
          </draw:g>
          <draw:frame draw:style-name="gr3" draw:text-style-name="P2" draw:layer="layout" svg:width="2.5cm" svg:height="1cm" svg:x="6.5cm" svg:y="0.977cm">
            <draw:text-box>
              <text:p text:style-name="P3"><text:span text:style-name="T1">Start</text:span></text:p>
            </draw:text-box>
          </draw:frame>
        </draw:g>
        <draw:g>
          <draw:g>
            <draw:polygon draw:style-name="gr1" draw:text-style-name="P1" draw:layer="layout" svg:width="2.5cm" svg:height="1.5cm" svg:x="9.5cm" svg:y="3.003cm" svg:viewBox="0 0 2501 1501" draw:points="0,1501 2501,1501 2501,0 0,0">
              <text:p/>
            </draw:polygon>
            <draw:polygon draw:style-name="gr2" draw:text-style-name="P2" draw:layer="layout" svg:width="2.5cm" svg:height="1.5cm" svg:x="9.5cm" svg:y="3.003cm" svg:viewBox="0 0 2501 1501" draw:points="0,1501 2501,1501 2501,0 0,0">
              <text:p/>
            </draw:polygon>
          </draw:g>
          <draw:frame draw:style-name="gr4" draw:text-style-name="P2" draw:layer="layout" svg:width="2.5cm" svg:height="1.5cm" svg:x="9.5cm" svg:y="3.003cm">
            <draw:text-box>
              <text:p text:style-name="P3"><text:span text:style-name="T1">Configurações</text:span></text:p>
            </draw:text-box>
          </draw:frame>
        </draw:g>
        <draw:polyline draw:style-name="gr5" draw:text-style-name="P2" draw:layer="layout" svg:width="1.75cm" svg:height="1.776cm" svg:x="7.75cm" svg:y="1.977cm" svg:viewBox="0 0 1751 1777" draw:points="0,0 0,1777 1751,1777">
          <text:p/>
        </draw:polyline>
        <draw:g>
          <draw:polygon draw:style-name="gr1" draw:text-style-name="P1" draw:layer="layout" svg:width="1.74cm" svg:height="1.5cm" svg:x="9.895cm" svg:y="5.253cm" svg:viewBox="0 0 1741 1501" draw:points="0,751 871,0 1741,751 871,1501">
            <text:p/>
          </draw:polygon>
          <draw:polygon draw:style-name="gr2" draw:text-style-name="P2" draw:layer="layout" svg:width="1.74cm" svg:height="1.5cm" svg:x="9.895cm" svg:y="5.253cm" svg:viewBox="0 0 1741 1501" draw:points="0,751 871,0 1741,751 871,1501">
            <text:p/>
          </draw:polygon>
        </draw:g>
        <draw:polyline draw:style-name="gr5" draw:text-style-name="P2" draw:layer="layout" svg:width="0.015cm" svg:height="0.75cm" svg:x="10.75cm" svg:y="4.503cm" svg:viewBox="0 0 16 751" draw:points="0,0 0,376 16,376 16,751">
          <text:p/>
        </draw:polyline>
        <draw:g>
          <draw:g>
            <draw:polygon draw:style-name="gr1" draw:text-style-name="P1" draw:layer="layout" svg:width="1.95cm" svg:height="1.047cm" svg:x="2.554cm" svg:y="7.855cm" svg:viewBox="0 0 1951 1048" draw:points="0,1048 1951,1048 1951,0 0,0">
              <text:p/>
            </draw:polygon>
            <draw:polygon draw:style-name="gr2" draw:text-style-name="P2" draw:layer="layout" svg:width="1.95cm" svg:height="1.047cm" svg:x="2.554cm" svg:y="7.855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2.554cm" svg:y="7.855cm">
            <draw:text-box>
              <text:p text:style-name="P3"><text:span text:style-name="T1">Relatorios</text:span></text:p>
            </draw:text-box>
          </draw:frame>
        </draw:g>
        <draw:g>
          <draw:g>
            <draw:polygon draw:style-name="gr1" draw:text-style-name="P1" draw:layer="layout" svg:width="2.5cm" svg:height="1.047cm" svg:x="9.553cm" svg:y="7.855cm" svg:viewBox="0 0 2501 1048" draw:points="0,1048 2501,1048 2501,0 0,0">
              <text:p/>
            </draw:polygon>
            <draw:polygon draw:style-name="gr2" draw:text-style-name="P2" draw:layer="layout" svg:width="2.5cm" svg:height="1.047cm" svg:x="9.553cm" svg:y="7.855cm" svg:viewBox="0 0 2501 1048" draw:points="0,1048 2501,1048 2501,0 0,0">
              <text:p/>
            </draw:polygon>
          </draw:g>
          <draw:frame draw:style-name="gr6" draw:text-style-name="P2" draw:layer="layout" svg:width="2.5cm" svg:height="1.047cm" svg:x="9.553cm" svg:y="7.855cm">
            <draw:text-box>
              <text:p text:style-name="P3"><text:span text:style-name="T1">Backup/Fechar sistema</text:span></text:p>
            </draw:text-box>
          </draw:frame>
        </draw:g>
        <draw:polyline draw:style-name="gr5" draw:text-style-name="P2" draw:layer="layout" svg:width="0.038cm" svg:height="1.103cm" svg:x="10.765cm" svg:y="6.753cm" svg:viewBox="0 0 39 1104" draw:points="0,0 0,376 39,376 39,1104">
          <text:p/>
        </draw:polyline>
        <draw:path draw:style-name="gr5" draw:text-style-name="P2" draw:layer="layout" svg:width="7.235cm" svg:height="1.103cm" svg:x="3.53cm" svg:y="6.753cm" svg:viewBox="0 0 7236 1104" svg:d="M7236 0v376h-3998c0-15-3-29-11-42-7-13-17-23-30-30-13-8-27-11-42-11-14 0-28 3-41 11-13 7-23 17-30 30-8 13-12 27-12 42h-3072v728">
          <text:p/>
        </draw:path>
        <draw:g>
          <draw:g>
            <draw:polygon draw:style-name="gr1" draw:text-style-name="P1" draw:layer="layout" svg:width="1.95cm" svg:height="1.047cm" svg:x="17.025cm" svg:y="7.855cm" svg:viewBox="0 0 1951 1048" draw:points="0,1048 1951,1048 1951,0 0,0">
              <text:p/>
            </draw:polygon>
            <draw:polygon draw:style-name="gr2" draw:text-style-name="P2" draw:layer="layout" svg:width="1.95cm" svg:height="1.047cm" svg:x="17.025cm" svg:y="7.855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17.025cm" svg:y="7.855cm">
            <draw:text-box>
              <text:p text:style-name="P3"><text:span text:style-name="T1">Config Cardapio</text:span></text:p>
            </draw:text-box>
          </draw:frame>
        </draw:g>
        <draw:path draw:style-name="gr5" draw:text-style-name="P2" draw:layer="layout" svg:width="7.235cm" svg:height="1.103cm" svg:x="10.765cm" svg:y="6.753cm" svg:viewBox="0 0 7236 1104" svg:d="M0 0v376h1579c0-15 4-29 11-42 8-13 18-23 31-31 13-7 27-11 42-11 14 0 29 4 41 11 13 8 24 18 31 31s11 27 11 42h930c0-15 4-29 12-42 7-13 17-23 30-31 13-7 27-11 42-11s29 4 42 11c12 8 23 18 30 31 8 13 11 27 11 42h4393v728">
          <text:p/>
        </draw:path>
        <draw:g>
          <draw:polygon draw:style-name="gr1" draw:text-style-name="P1" draw:layer="layout" svg:width="1.26cm" svg:height="1.047cm" svg:x="2.899cm" svg:y="9.653cm" svg:viewBox="0 0 1261 1048" draw:points="630,1048 1261,523 630,0 0,523">
            <text:p/>
          </draw:polygon>
          <draw:polygon draw:style-name="gr7" draw:text-style-name="P2" draw:layer="layout" svg:width="1.26cm" svg:height="1.047cm" svg:x="2.899cm" svg:y="9.653cm" svg:viewBox="0 0 1261 1048" draw:points="630,1048 1261,523 630,0 0,523">
            <text:p/>
          </draw:polygon>
        </draw:g>
        <draw:g>
          <draw:polygon draw:style-name="gr1" draw:text-style-name="P1" draw:layer="layout" svg:width="1.26cm" svg:height="1.047cm" svg:x="10.187cm" svg:y="15.153cm" svg:viewBox="0 0 1261 1048" draw:points="630,1048 1261,523 630,0 0,523">
            <text:p/>
          </draw:polygon>
          <draw:polygon draw:style-name="gr7" draw:text-style-name="P2" draw:layer="layout" svg:width="1.26cm" svg:height="1.047cm" svg:x="10.187cm" svg:y="15.153cm" svg:viewBox="0 0 1261 1048" draw:points="630,1048 1261,523 630,0 0,523">
            <text:p/>
          </draw:polygon>
        </draw:g>
        <draw:g>
          <draw:polygon draw:style-name="gr1" draw:text-style-name="P1" draw:layer="layout" svg:width="4cm" svg:height="0.75cm" svg:x="15.5cm" svg:y="9.653cm" svg:viewBox="0 0 4001 751" draw:points="0,751 4001,751 4001,0 0,0">
            <text:p/>
          </draw:polygon>
          <draw:polygon draw:style-name="gr2" draw:text-style-name="P2" draw:layer="layout" svg:width="4cm" svg:height="0.75cm" svg:x="15.5cm" svg:y="9.653cm" svg:viewBox="0 0 4001 751" draw:points="0,751 4001,751 4001,0 0,0">
            <text:p/>
          </draw:polygon>
        </draw:g>
        <draw:frame draw:style-name="gr8" draw:text-style-name="P2" draw:layer="layout" svg:width="4cm" svg:height="0.483cm" svg:x="15.5cm" svg:y="9.787cm">
          <draw:text-box>
            <text:p text:style-name="P3"><text:span text:style-name="T1">Cardapio</text:span></text:p>
          </draw:text-box>
        </draw:frame>
        <draw:line draw:style-name="gr5" draw:text-style-name="P2" draw:layer="layout" svg:x1="18cm" svg:y1="8.903cm" svg:x2="18cm" svg:y2="9.653cm">
          <text:p/>
        </draw:line>
        <draw:g>
          <draw:polygon draw:style-name="gr1" draw:text-style-name="P1" draw:layer="layout" svg:width="1.26cm" svg:height="1.047cm" svg:x="17.045cm" svg:y="11.153cm" svg:viewBox="0 0 1261 1048" draw:points="630,1048 1261,523 630,0 0,523">
            <text:p/>
          </draw:polygon>
          <draw:polygon draw:style-name="gr7" draw:text-style-name="P2" draw:layer="layout" svg:width="1.26cm" svg:height="1.047cm" svg:x="17.045cm" svg:y="11.153cm" svg:viewBox="0 0 1261 1048" draw:points="630,1048 1261,523 630,0 0,523">
            <text:p/>
          </draw:polygon>
        </draw:g>
        <draw:polyline draw:style-name="gr5" draw:text-style-name="P2" draw:layer="layout" svg:width="0.175cm" svg:height="0.75cm" svg:x="17.5cm" svg:y="10.403cm" svg:viewBox="0 0 176 751" draw:points="0,0 0,374 176,374 176,751">
          <text:p/>
        </draw:polyline>
        <draw:g>
          <draw:g>
            <draw:polygon draw:style-name="gr1" draw:text-style-name="P1" draw:layer="layout" svg:width="1.95cm" svg:height="1.047cm" svg:x="15.277cm" svg:y="12.95cm" svg:viewBox="0 0 1951 1048" draw:points="0,1048 1951,1048 1951,0 0,0">
              <text:p/>
            </draw:polygon>
            <draw:polygon draw:style-name="gr2" draw:text-style-name="P2" draw:layer="layout" svg:width="1.95cm" svg:height="1.047cm" svg:x="15.277cm" svg:y="12.95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15.277cm" svg:y="12.95cm">
            <draw:text-box>
              <text:p text:style-name="P3"><text:span text:style-name="T1">Adicionar itens ao cardapio</text:span></text:p>
            </draw:text-box>
          </draw:frame>
        </draw:g>
        <draw:g>
          <draw:g>
            <draw:polygon draw:style-name="gr1" draw:text-style-name="P1" draw:layer="layout" svg:width="1.95cm" svg:height="1.047cm" svg:x="17.55cm" svg:y="12.95cm" svg:viewBox="0 0 1951 1048" draw:points="0,1048 1951,1048 1951,0 0,0">
              <text:p/>
            </draw:polygon>
            <draw:polygon draw:style-name="gr2" draw:text-style-name="P2" draw:layer="layout" svg:width="1.95cm" svg:height="1.047cm" svg:x="17.55cm" svg:y="12.95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17.55cm" svg:y="12.95cm">
            <draw:text-box>
              <text:p text:style-name="P3"><text:span text:style-name="T1">Deletar Item</text:span></text:p>
            </draw:text-box>
          </draw:frame>
        </draw:g>
        <draw:g>
          <draw:g>
            <draw:polygon draw:style-name="gr1" draw:text-style-name="P1" draw:layer="layout" svg:width="1.95cm" svg:height="1.047cm" svg:x="8.5cm" svg:y="16.653cm" svg:viewBox="0 0 1951 1048" draw:points="0,1048 1951,1048 1951,0 0,0">
              <text:p/>
            </draw:polygon>
            <draw:polygon draw:style-name="gr2" draw:text-style-name="P2" draw:layer="layout" svg:width="1.95cm" svg:height="1.047cm" svg:x="8.5cm" svg:y="16.653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8.5cm" svg:y="16.653cm">
            <draw:text-box>
              <text:p text:style-name="P3"><text:span text:style-name="T1">Local</text:span></text:p>
            </draw:text-box>
          </draw:frame>
        </draw:g>
        <draw:g>
          <draw:g>
            <draw:polygon draw:style-name="gr1" draw:text-style-name="P1" draw:layer="layout" svg:width="1.95cm" svg:height="1.047cm" svg:x="11.2cm" svg:y="16.653cm" svg:viewBox="0 0 1951 1048" draw:points="0,1048 1951,1048 1951,0 0,0">
              <text:p/>
            </draw:polygon>
            <draw:polygon draw:style-name="gr2" draw:text-style-name="P2" draw:layer="layout" svg:width="1.95cm" svg:height="1.047cm" svg:x="11.2cm" svg:y="16.653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11.2cm" svg:y="16.653cm">
            <draw:text-box>
              <text:p text:style-name="P3"><text:span text:style-name="T1">Online</text:span></text:p>
            </draw:text-box>
          </draw:frame>
        </draw:g>
        <draw:polyline draw:style-name="gr5" draw:text-style-name="P2" draw:layer="layout" svg:width="1.346cm" svg:height="0.453cm" svg:x="10.829cm" svg:y="16.2cm" svg:viewBox="0 0 1347 454" draw:points="0,0 1347,0 1347,454">
          <text:p/>
        </draw:polyline>
        <draw:polyline draw:style-name="gr5" draw:text-style-name="P2" draw:layer="layout" svg:width="1.354cm" svg:height="0.453cm" svg:x="9.475cm" svg:y="16.2cm" svg:viewBox="0 0 1355 454" draw:points="1355,0 0,0 0,454">
          <text:p/>
        </draw:polyline>
        <draw:g>
          <draw:g>
            <draw:polygon draw:style-name="gr1" draw:text-style-name="P1" draw:layer="layout" svg:width="3.19cm" svg:height="1.047cm" svg:x="9.208cm" svg:y="9.504cm" svg:viewBox="0 0 3191 1048" draw:points="0,1048 3191,1048 3191,0 0,0">
              <text:p/>
            </draw:polygon>
            <draw:polygon draw:style-name="gr2" draw:text-style-name="P2" draw:layer="layout" svg:width="3.19cm" svg:height="1.047cm" svg:x="9.208cm" svg:y="9.504cm" svg:viewBox="0 0 3191 1048" draw:points="0,1048 3191,1048 3191,0 0,0">
              <text:p/>
            </draw:polygon>
          </draw:g>
          <draw:frame draw:style-name="gr6" draw:text-style-name="P2" draw:layer="layout" svg:width="3.19cm" svg:height="1.047cm" svg:x="9.208cm" svg:y="9.504cm">
            <draw:text-box>
              <text:p text:style-name="P3"><text:span text:style-name="T1">Salvar Pedidos</text:span></text:p>
            </draw:text-box>
          </draw:frame>
        </draw:g>
        <draw:g>
          <draw:g>
            <draw:polygon draw:style-name="gr1" draw:text-style-name="P1" draw:layer="layout" svg:width="3.19cm" svg:height="1.047cm" svg:x="9.208cm" svg:y="10.855cm" svg:viewBox="0 0 3191 1048" draw:points="0,1048 3191,1048 3191,0 0,0">
              <text:p/>
            </draw:polygon>
            <draw:polygon draw:style-name="gr2" draw:text-style-name="P2" draw:layer="layout" svg:width="3.19cm" svg:height="1.047cm" svg:x="9.208cm" svg:y="10.855cm" svg:viewBox="0 0 3191 1048" draw:points="0,1048 3191,1048 3191,0 0,0">
              <text:p/>
            </draw:polygon>
          </draw:g>
          <draw:frame draw:style-name="gr6" draw:text-style-name="P2" draw:layer="layout" svg:width="3.19cm" svg:height="1.047cm" svg:x="9.208cm" svg:y="10.855cm">
            <draw:text-box>
              <text:p text:style-name="P3"><text:span text:style-name="T1">Salvar Estoque</text:span></text:p>
            </draw:text-box>
          </draw:frame>
        </draw:g>
        <draw:g>
          <draw:g>
            <draw:polygon draw:style-name="gr1" draw:text-style-name="P1" draw:layer="layout" svg:width="3.19cm" svg:height="1.047cm" svg:x="9.222cm" svg:y="12.207cm" svg:viewBox="0 0 3191 1048" draw:points="0,1048 3191,1048 3191,0 0,0">
              <text:p/>
            </draw:polygon>
            <draw:polygon draw:style-name="gr2" draw:text-style-name="P2" draw:layer="layout" svg:width="3.19cm" svg:height="1.047cm" svg:x="9.222cm" svg:y="12.207cm" svg:viewBox="0 0 3191 1048" draw:points="0,1048 3191,1048 3191,0 0,0">
              <text:p/>
            </draw:polygon>
          </draw:g>
          <draw:frame draw:style-name="gr6" draw:text-style-name="P2" draw:layer="layout" svg:width="3.19cm" svg:height="1.047cm" svg:x="9.222cm" svg:y="12.207cm">
            <draw:text-box>
              <text:p text:style-name="P3"><text:span text:style-name="T1">Salvar Relatorios</text:span></text:p>
            </draw:text-box>
          </draw:frame>
        </draw:g>
        <draw:line draw:style-name="gr5" draw:text-style-name="P2" draw:layer="layout" svg:x1="10.803cm" svg:y1="8.903cm" svg:x2="10.803cm" svg:y2="9.504cm">
          <text:p/>
        </draw:line>
        <draw:g>
          <draw:g>
            <draw:polygon draw:style-name="gr1" draw:text-style-name="P1" draw:layer="layout" svg:width="1.95cm" svg:height="1.047cm" svg:x="11.2cm" svg:y="18.153cm" svg:viewBox="0 0 1951 1048" draw:points="0,1048 1951,1048 1951,0 0,0">
              <text:p/>
            </draw:polygon>
            <draw:polygon draw:style-name="gr2" draw:text-style-name="P2" draw:layer="layout" svg:width="1.95cm" svg:height="1.047cm" svg:x="11.2cm" svg:y="18.153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11.2cm" svg:y="18.153cm">
            <draw:text-box>
              <text:p text:style-name="P3"><text:span text:style-name="T1">Salvar no banco de dados</text:span></text:p>
            </draw:text-box>
          </draw:frame>
        </draw:g>
        <draw:line draw:style-name="gr5" draw:text-style-name="P2" draw:layer="layout" svg:x1="12.175cm" svg:y1="17.7cm" svg:x2="12.175cm" svg:y2="18.152cm">
          <text:p/>
        </draw:line>
        <draw:g>
          <draw:g>
            <draw:polygon draw:style-name="gr1" draw:text-style-name="P1" draw:layer="layout" svg:width="1.95cm" svg:height="1.047cm" svg:x="8.5cm" svg:y="18.153cm" svg:viewBox="0 0 1951 1048" draw:points="0,1048 1951,1048 1951,0 0,0">
              <text:p/>
            </draw:polygon>
            <draw:polygon draw:style-name="gr2" draw:text-style-name="P2" draw:layer="layout" svg:width="1.95cm" svg:height="1.047cm" svg:x="8.5cm" svg:y="18.153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8.5cm" svg:y="18.153cm">
            <draw:text-box>
              <text:p text:style-name="P3"><text:span text:style-name="T1">Salvar na pasta do sistema</text:span></text:p>
            </draw:text-box>
          </draw:frame>
        </draw:g>
        <draw:line draw:style-name="gr5" draw:text-style-name="P2" draw:layer="layout" svg:x1="9.475cm" svg:y1="17.7cm" svg:x2="9.475cm" svg:y2="18.152cm">
          <text:p/>
        </draw:line>
        <draw:g>
          <draw:g>
            <draw:polygon draw:style-name="gr1" draw:text-style-name="P1" draw:layer="layout" svg:width="3.19cm" svg:height="1.047cm" svg:x="9.222cm" svg:y="13.558cm" svg:viewBox="0 0 3191 1048" draw:points="0,1048 3191,1048 3191,0 0,0">
              <text:p/>
            </draw:polygon>
            <draw:polygon draw:style-name="gr2" draw:text-style-name="P2" draw:layer="layout" svg:width="3.19cm" svg:height="1.047cm" svg:x="9.222cm" svg:y="13.558cm" svg:viewBox="0 0 3191 1048" draw:points="0,1048 3191,1048 3191,0 0,0">
              <text:p/>
            </draw:polygon>
          </draw:g>
          <draw:frame draw:style-name="gr6" draw:text-style-name="P2" draw:layer="layout" svg:width="3.19cm" svg:height="1.047cm" svg:x="9.222cm" svg:y="13.558cm">
            <draw:text-box>
              <text:p text:style-name="P3"><text:span text:style-name="T1">Salvar a hora do backup</text:span></text:p>
            </draw:text-box>
          </draw:frame>
        </draw:g>
        <draw:line draw:style-name="gr5" draw:text-style-name="P2" draw:layer="layout" svg:x1="10.817cm" svg:y1="14.606cm" svg:x2="10.817cm" svg:y2="15.153cm">
          <text:p/>
        </draw:line>
        <draw:g>
          <draw:polygon draw:style-name="gr1" draw:text-style-name="P1" draw:layer="layout" svg:width="1.26cm" svg:height="1.047cm" svg:x="10.195cm" svg:y="19.653cm" svg:viewBox="0 0 1261 1048" draw:points="630,1048 1261,523 630,0 0,523">
            <text:p/>
          </draw:polygon>
          <draw:polygon draw:style-name="gr7" draw:text-style-name="P2" draw:layer="layout" svg:width="1.26cm" svg:height="1.047cm" svg:x="10.195cm" svg:y="19.653cm" svg:viewBox="0 0 1261 1048" draw:points="630,1048 1261,523 630,0 0,523">
            <text:p/>
          </draw:polygon>
        </draw:g>
        <draw:polyline draw:style-name="gr5" draw:text-style-name="P2" draw:layer="layout" svg:width="1.35cm" svg:height="0.453cm" svg:x="10.825cm" svg:y="19.2cm" svg:viewBox="0 0 1351 454" draw:points="1351,0 1351,188 0,188 0,454">
          <text:p/>
        </draw:polyline>
        <draw:polyline draw:style-name="gr5" draw:text-style-name="P2" draw:layer="layout" svg:width="1.35cm" svg:height="0.453cm" svg:x="9.475cm" svg:y="19.2cm" svg:viewBox="0 0 1351 454" draw:points="0,0 0,188 1351,188 1351,454">
          <text:p/>
        </draw:polyline>
        <draw:g>
          <draw:g>
            <draw:path draw:style-name="gr1" draw:text-style-name="P1" draw:layer="layout" svg:width="2.501cm" svg:height="1cm" svg:x="9.575cm" svg:y="21.153cm" svg:viewBox="0 0 2502 1001" svg:d="M500 1001h1502c87 0 174-23 250-67s139-107 183-183 67-163 67-251c0-87-23-174-67-250s-107-139-183-183-163-67-250-67h-1502c-87 0-174 23-250 67s-139 107-183 183-67 163-67 251c0 87 23 174 67 250s107 139 183 183 163 67 250 67z">
              <text:p/>
            </draw:path>
            <draw:path draw:style-name="gr2" draw:text-style-name="P2" draw:layer="layout" svg:width="2.501cm" svg:height="1cm" svg:x="9.575cm" svg:y="21.153cm" svg:viewBox="0 0 2502 1001" svg:d="M500 1001h1502c87 0 174-23 250-67s139-107 183-183 67-163 67-251c0-87-23-174-67-250s-107-139-183-183-163-67-250-67h-1502c-87 0-174 23-250 67s-139 107-183 183-67 163-67 251c0 87 23 174 67 250s107 139 183 183 163 67 250 67z">
              <text:p/>
            </draw:path>
          </draw:g>
          <draw:frame draw:style-name="gr3" draw:text-style-name="P2" draw:layer="layout" svg:width="2.5cm" svg:height="1cm" svg:x="9.575cm" svg:y="21.153cm">
            <draw:text-box>
              <text:p text:style-name="P3"><text:span text:style-name="T1">END</text:span></text:p>
            </draw:text-box>
          </draw:frame>
        </draw:g>
        <draw:line draw:style-name="gr5" draw:text-style-name="P2" draw:layer="layout" svg:x1="10.825cm" svg:y1="20.7cm" svg:x2="10.825cm" svg:y2="21.152cm">
          <text:p/>
        </draw:line>
        <draw:g>
          <draw:g>
            <draw:polygon draw:style-name="gr1" draw:text-style-name="P1" draw:layer="layout" svg:width="2.5cm" svg:height="1.047cm" svg:x="12.75cm" svg:y="0.977cm" svg:viewBox="0 0 2501 1048" draw:points="0,1048 2501,1048 2501,0 0,0">
              <text:p/>
            </draw:polygon>
            <draw:polygon draw:style-name="gr2" draw:text-style-name="P2" draw:layer="layout" svg:width="2.5cm" svg:height="1.047cm" svg:x="12.75cm" svg:y="0.977cm" svg:viewBox="0 0 2501 1048" draw:points="0,1048 2501,1048 2501,0 0,0">
              <text:p/>
            </draw:polygon>
          </draw:g>
          <draw:frame draw:style-name="gr6" draw:text-style-name="P2" draw:layer="layout" svg:width="2.5cm" svg:height="1.047cm" svg:x="12.75cm" svg:y="0.977cm">
            <draw:text-box>
              <text:p text:style-name="P3"><text:span text:style-name="T1">Menu</text:span></text:p>
            </draw:text-box>
          </draw:frame>
        </draw:g>
        <draw:polyline draw:style-name="gr5" draw:text-style-name="P2" draw:layer="layout" svg:width="2cm" svg:height="1.728cm" svg:x="12cm" svg:y="2.024cm" svg:viewBox="0 0 2001 1729" draw:points="0,1729 2001,1729 2001,0">
          <text:p/>
        </draw:polyline>
        <draw:polyline draw:style-name="gr5" draw:text-style-name="P2" draw:layer="layout" svg:width="2.07cm" svg:height="16.424cm" svg:x="11.455cm" svg:y="3.753cm" svg:viewBox="0 0 2071 16425" draw:points="0,16425 2071,16425 2071,0 544,0">
          <text:p/>
        </draw:polyline>
        <draw:line draw:style-name="gr5" draw:text-style-name="P2" draw:layer="layout" svg:x1="10.817cm" svg:y1="13.254cm" svg:x2="10.817cm" svg:y2="13.558cm">
          <text:p/>
        </draw:line>
        <draw:polyline draw:style-name="gr5" draw:text-style-name="P2" draw:layer="layout" svg:width="0.014cm" svg:height="0.304cm" svg:x="10.803cm" svg:y="11.903cm" svg:viewBox="0 0 15 305" draw:points="0,0 0,211 15,211 15,305">
          <text:p/>
        </draw:polyline>
        <draw:line draw:style-name="gr5" draw:text-style-name="P2" draw:layer="layout" svg:x1="10.803cm" svg:y1="10.551cm" svg:x2="10.803cm" svg:y2="10.855cm">
          <text:p/>
        </draw:line>
        <draw:polyline draw:style-name="gr5" draw:text-style-name="P2" draw:layer="layout" svg:width="0.85cm" svg:height="0.75cm" svg:x="17.675cm" svg:y="12.2cm" svg:viewBox="0 0 851 751" draw:points="0,0 0,374 851,374 851,751">
          <text:p/>
        </draw:polyline>
        <draw:polyline draw:style-name="gr5" draw:text-style-name="P2" draw:layer="layout" svg:width="1.423cm" svg:height="0.75cm" svg:x="16.252cm" svg:y="12.2cm" svg:viewBox="0 0 1424 751" draw:points="1424,0 1424,374 0,374 0,751">
          <text:p/>
        </draw:polyline>
        <draw:g>
          <draw:g>
            <draw:polygon draw:style-name="gr1" draw:text-style-name="P1" draw:layer="layout" svg:width="1.95cm" svg:height="1.047cm" svg:x="15.277cm" svg:y="14.747cm" svg:viewBox="0 0 1951 1048" draw:points="0,1048 1951,1048 1951,0 0,0">
              <text:p/>
            </draw:polygon>
            <draw:polygon draw:style-name="gr2" draw:text-style-name="P2" draw:layer="layout" svg:width="1.95cm" svg:height="1.047cm" svg:x="15.277cm" svg:y="14.747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15.277cm" svg:y="14.747cm">
            <draw:text-box>
              <text:p text:style-name="P3"><text:span text:style-name="T1">Adicionar Nome</text:span></text:p>
            </draw:text-box>
          </draw:frame>
        </draw:g>
        <draw:line draw:style-name="gr5" draw:text-style-name="P2" draw:layer="layout" svg:x1="16.252cm" svg:y1="13.997cm" svg:x2="16.252cm" svg:y2="14.747cm">
          <text:p/>
        </draw:line>
        <draw:g>
          <draw:g>
            <draw:polygon draw:style-name="gr1" draw:text-style-name="P1" draw:layer="layout" svg:width="1.95cm" svg:height="1.047cm" svg:x="15.277cm" svg:y="16.545cm" svg:viewBox="0 0 1951 1048" draw:points="0,1048 1951,1048 1951,0 0,0">
              <text:p/>
            </draw:polygon>
            <draw:polygon draw:style-name="gr2" draw:text-style-name="P2" draw:layer="layout" svg:width="1.95cm" svg:height="1.047cm" svg:x="15.277cm" svg:y="16.545cm" svg:viewBox="0 0 1951 1048" draw:points="0,1048 1951,1048 1951,0 0,0">
              <text:p/>
            </draw:polygon>
          </draw:g>
          <draw:frame draw:style-name="gr6" draw:text-style-name="P2" draw:layer="layout" svg:width="1.95cm" svg:height="1.163cm" svg:x="15.277cm" svg:y="16.487cm">
            <draw:text-box>
              <text:p text:style-name="P3"><text:span text:style-name="T1">Adicionar Nº <text:s/>de Identificação </text:span></text:p>
            </draw:text-box>
          </draw:frame>
        </draw:g>
        <draw:line draw:style-name="gr5" draw:text-style-name="P2" draw:layer="layout" svg:x1="16.252cm" svg:y1="15.794cm" svg:x2="16.252cm" svg:y2="16.544cm">
          <text:p/>
        </draw:line>
        <draw:g>
          <draw:g>
            <draw:polygon draw:style-name="gr1" draw:text-style-name="P1" draw:layer="layout" svg:width="1.95cm" svg:height="1.047cm" svg:x="14.175cm" svg:y="19.464cm" svg:viewBox="0 0 1951 1048" draw:points="0,1048 1951,1048 1951,0 0,0">
              <text:p/>
            </draw:polygon>
            <draw:polygon draw:style-name="gr2" draw:text-style-name="P2" draw:layer="layout" svg:width="1.95cm" svg:height="1.047cm" svg:x="14.175cm" svg:y="19.464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14.175cm" svg:y="19.464cm">
            <draw:text-box>
              <text:p text:style-name="P3"><text:span text:style-name="T1">Ingredientes</text:span></text:p>
            </draw:text-box>
          </draw:frame>
        </draw:g>
        <draw:g>
          <draw:polygon draw:style-name="gr1" draw:text-style-name="P1" draw:layer="layout" svg:width="1.125cm" svg:height="0.75cm" svg:x="15.69cm" svg:y="18.153cm" svg:viewBox="0 0 1126 751" draw:points="0,376 563,0 1126,376 563,751">
            <text:p/>
          </draw:polygon>
          <draw:polygon draw:style-name="gr2" draw:text-style-name="P2" draw:layer="layout" svg:width="1.125cm" svg:height="0.75cm" svg:x="15.69cm" svg:y="18.153cm" svg:viewBox="0 0 1126 751" draw:points="0,376 563,0 1126,376 563,751">
            <text:p/>
          </draw:polygon>
        </draw:g>
        <draw:g>
          <draw:g>
            <draw:polygon draw:style-name="gr1" draw:text-style-name="P1" draw:layer="layout" svg:width="1.95cm" svg:height="1.047cm" svg:x="16.491cm" svg:y="19.464cm" svg:viewBox="0 0 1951 1048" draw:points="0,1048 1951,1048 1951,0 0,0">
              <text:p/>
            </draw:polygon>
            <draw:polygon draw:style-name="gr2" draw:text-style-name="P2" draw:layer="layout" svg:width="1.95cm" svg:height="1.047cm" svg:x="16.491cm" svg:y="19.464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16.491cm" svg:y="19.464cm">
            <draw:text-box>
              <text:p text:style-name="P3"><text:span text:style-name="T1">Sabor</text:span></text:p>
            </draw:text-box>
          </draw:frame>
        </draw:g>
        <draw:line draw:style-name="gr5" draw:text-style-name="P2" draw:layer="layout" svg:x1="16.252cm" svg:y1="17.592cm" svg:x2="16.252cm" svg:y2="18.152cm">
          <text:p/>
        </draw:line>
        <draw:polyline draw:style-name="gr5" draw:text-style-name="P2" draw:layer="layout" svg:width="1.213cm" svg:height="0.561cm" svg:x="16.252cm" svg:y="18.903cm" svg:viewBox="0 0 1214 562" draw:points="0,0 0,188 1214,188 1214,562">
          <text:p/>
        </draw:polyline>
        <draw:polyline draw:style-name="gr5" draw:text-style-name="P2" draw:layer="layout" svg:width="1.102cm" svg:height="0.561cm" svg:x="15.15cm" svg:y="18.903cm" svg:viewBox="0 0 1103 562" draw:points="1103,0 1103,188 0,188 0,562">
          <text:p/>
        </draw:polyline>
        <draw:polyline draw:style-name="gr5" draw:text-style-name="P2" draw:layer="layout" svg:width="1.375cm" svg:height="1.047cm" svg:x="15.15cm" svg:y="20.511cm" svg:viewBox="0 0 1376 1048" draw:points="0,0 0,375 1376,375 1376,1048">
          <text:p/>
        </draw:polyline>
        <draw:g>
          <draw:g>
            <draw:polygon draw:style-name="gr1" draw:text-style-name="P1" draw:layer="layout" svg:width="1.95cm" svg:height="1.047cm" svg:x="15.55cm" svg:y="21.558cm" svg:viewBox="0 0 1951 1048" draw:points="0,1048 1951,1048 1951,0 0,0">
              <text:p/>
            </draw:polygon>
            <draw:polygon draw:style-name="gr2" draw:text-style-name="P2" draw:layer="layout" svg:width="1.95cm" svg:height="1.047cm" svg:x="15.55cm" svg:y="21.558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15.55cm" svg:y="21.558cm">
            <draw:text-box>
              <text:p text:style-name="P3"><text:span text:style-name="T1">Valor</text:span></text:p>
            </draw:text-box>
          </draw:frame>
        </draw:g>
        <draw:polyline draw:style-name="gr5" draw:text-style-name="P2" draw:layer="layout" svg:width="0.941cm" svg:height="1.047cm" svg:x="16.525cm" svg:y="20.511cm" svg:viewBox="0 0 942 1048" draw:points="942,0 942,375 0,375 0,1048">
          <text:p/>
        </draw:polyline>
        <draw:polyline draw:style-name="gr5" draw:text-style-name="P2" draw:layer="layout" svg:width="1.55cm" svg:height="12.242cm" svg:x="14cm" svg:y="9.84cm" svg:viewBox="0 0 1551 12243" draw:points="1551,12243 1551,11874 0,11874 0,0 1501,0">
          <text:p/>
        </draw:polyline>
        <draw:g>
          <draw:g>
            <draw:polygon draw:style-name="gr1" draw:text-style-name="P1" draw:layer="layout" svg:width="1.95cm" svg:height="1.047cm" svg:x="17.55cm" svg:y="14.747cm" svg:viewBox="0 0 1951 1048" draw:points="0,1048 1951,1048 1951,0 0,0">
              <text:p/>
            </draw:polygon>
            <draw:polygon draw:style-name="gr2" draw:text-style-name="P2" draw:layer="layout" svg:width="1.95cm" svg:height="1.047cm" svg:x="17.55cm" svg:y="14.747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17.55cm" svg:y="14.747cm">
            <draw:text-box>
              <text:p text:style-name="P3"><text:span text:style-name="T1">Procurar N° de Identificação</text:span></text:p>
            </draw:text-box>
          </draw:frame>
        </draw:g>
        <draw:g>
          <draw:g>
            <draw:polygon draw:style-name="gr1" draw:text-style-name="P1" draw:layer="layout" svg:width="1.95cm" svg:height="1.047cm" svg:x="17.55cm" svg:y="16.545cm" svg:viewBox="0 0 1951 1048" draw:points="0,1048 1951,1048 1951,0 0,0">
              <text:p/>
            </draw:polygon>
            <draw:polygon draw:style-name="gr2" draw:text-style-name="P2" draw:layer="layout" svg:width="1.95cm" svg:height="1.047cm" svg:x="17.55cm" svg:y="16.545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17.55cm" svg:y="16.545cm">
            <draw:text-box>
              <text:p text:style-name="P3"><text:span text:style-name="T1">Confirmar</text:span></text:p>
            </draw:text-box>
          </draw:frame>
        </draw:g>
        <draw:line draw:style-name="gr5" draw:text-style-name="P2" draw:layer="layout" svg:x1="18.525cm" svg:y1="13.997cm" svg:x2="18.525cm" svg:y2="14.746cm">
          <text:p/>
        </draw:line>
        <draw:line draw:style-name="gr5" draw:text-style-name="P2" draw:layer="layout" svg:x1="18.525cm" svg:y1="15.794cm" svg:x2="18.525cm" svg:y2="16.544cm">
          <text:p/>
        </draw:line>
        <draw:polyline draw:style-name="gr5" draw:text-style-name="P2" draw:layer="layout" svg:width="0.375cm" svg:height="7.041cm" svg:x="19.5cm" svg:y="10.028cm" svg:viewBox="0 0 376 7042" draw:points="0,7042 376,7042 376,0 0,0">
          <text:p/>
        </draw:polyline>
        <draw:line draw:style-name="gr5" draw:text-style-name="P2" draw:layer="layout" svg:x1="3.53cm" svg:y1="8.903cm" svg:x2="3.53cm" svg:y2="9.653cm">
          <text:p/>
        </draw:line>
        <draw:g>
          <draw:g>
            <draw:polygon draw:style-name="gr1" draw:text-style-name="P1" draw:layer="layout" svg:width="1.95cm" svg:height="1.047cm" svg:x="1.201cm" svg:y="11.45cm" svg:viewBox="0 0 1951 1048" draw:points="0,1048 1951,1048 1951,0 0,0">
              <text:p/>
            </draw:polygon>
            <draw:polygon draw:style-name="gr2" draw:text-style-name="P2" draw:layer="layout" svg:width="1.95cm" svg:height="1.047cm" svg:x="1.201cm" svg:y="11.45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1.201cm" svg:y="11.45cm">
            <draw:text-box>
              <text:p text:style-name="P3"><text:span text:style-name="T1">Mensal</text:span></text:p>
            </draw:text-box>
          </draw:frame>
        </draw:g>
        <draw:g>
          <draw:g>
            <draw:polygon draw:style-name="gr1" draw:text-style-name="P1" draw:layer="layout" svg:width="1.95cm" svg:height="1.047cm" svg:x="3.901cm" svg:y="11.45cm" svg:viewBox="0 0 1951 1048" draw:points="0,1048 1951,1048 1951,0 0,0">
              <text:p/>
            </draw:polygon>
            <draw:polygon draw:style-name="gr2" draw:text-style-name="P2" draw:layer="layout" svg:width="1.95cm" svg:height="1.047cm" svg:x="3.901cm" svg:y="11.45cm" svg:viewBox="0 0 1951 1048" draw:points="0,1048 1951,1048 1951,0 0,0">
              <text:p/>
            </draw:polygon>
          </draw:g>
          <draw:frame draw:style-name="gr6" draw:text-style-name="P2" draw:layer="layout" svg:width="1.95cm" svg:height="1.047cm" svg:x="3.901cm" svg:y="11.45cm">
            <draw:text-box>
              <text:p text:style-name="P3"><text:span text:style-name="T1">Dia</text:span></text:p>
            </draw:text-box>
          </draw:frame>
        </draw:g>
        <draw:polyline draw:style-name="gr5" draw:text-style-name="P2" draw:layer="layout" svg:width="1.347cm" svg:height="0.75cm" svg:x="3.53cm" svg:y="10.7cm" svg:viewBox="0 0 1348 751" draw:points="0,0 0,376 1348,376 1348,751">
          <text:p/>
        </draw:polyline>
        <draw:polyline draw:style-name="gr5" draw:text-style-name="P2" draw:layer="layout" svg:width="1.353cm" svg:height="0.75cm" svg:x="2.176cm" svg:y="10.7cm" svg:viewBox="0 0 1354 751" draw:points="1354,0 1354,376 0,376 0,751">
          <text:p/>
        </draw:polyline>
        <draw:polyline draw:style-name="gr5" draw:text-style-name="P2" draw:layer="layout" svg:width="1.728cm" svg:height="4.493cm" svg:x="0.826cm" svg:y="8.379cm" svg:viewBox="0 0 1729 4494" draw:points="1351,4119 1351,4494 0,4494 0,0 1729,0">
          <text:p/>
        </draw:polyline>
        <draw:polyline draw:style-name="gr5" draw:text-style-name="P2" draw:layer="layout" svg:width="1.722cm" svg:height="4.493cm" svg:x="4.504cm" svg:y="8.379cm" svg:viewBox="0 0 1723 4494" draw:points="371,4119 371,4494 1723,4494 1723,0 0,0">
          <text:p/>
        </draw:polyline>
        <draw:polyline draw:style-name="gr5" draw:text-style-name="P2" draw:layer="layout" svg:width="7.321cm" svg:height="4.626cm" svg:x="2.18cm" svg:y="3.753cm" svg:viewBox="0 0 7322 4627" draw:points="374,4627 0,4627 0,0 7322,0">
          <text:p/>
        </draw:polyline>
        <draw:polyline draw:style-name="gr5" draw:text-style-name="P2" draw:layer="layout" svg:width="0.428cm" svg:height="4.626cm" svg:x="12cm" svg:y="3.753cm" svg:viewBox="0 0 429 4627" draw:points="52,4627 429,4627 429,0 0,0">
          <text:p/>
        </draw:polyline>
        <draw:polyline draw:style-name="gr5" draw:text-style-name="P2" draw:layer="layout" svg:width="7.875cm" svg:height="6.275cm" svg:x="12cm" svg:y="3.753cm" svg:viewBox="0 0 7876 6276" draw:points="7501,6276 7876,6276 7876,0 0,0">
          <text:p/>
        </draw:polyline>
        <draw:g>
          <draw:g>
            <draw:polygon draw:style-name="gr1" draw:text-style-name="P1" draw:layer="layout" svg:width="4cm" svg:height="1.047cm" svg:x="2.31cm" svg:y="14.676cm" svg:viewBox="0 0 4001 1048" draw:points="0,1048 4001,1048 4001,0 0,0">
              <text:p/>
            </draw:polygon>
            <draw:polygon draw:style-name="gr2" draw:text-style-name="P2" draw:layer="layout" svg:width="4cm" svg:height="1.047cm" svg:x="2.31cm" svg:y="14.676cm" svg:viewBox="0 0 4001 1048" draw:points="0,1048 4001,1048 4001,0 0,0">
              <text:p/>
            </draw:polygon>
          </draw:g>
          <draw:frame draw:style-name="gr6" draw:text-style-name="P2" draw:layer="layout" svg:width="4cm" svg:height="1.047cm" svg:x="2.31cm" svg:y="14.676cm">
            <draw:text-box>
              <text:p text:style-name="P3"><text:span text:style-name="T1">Informações do sistema</text:span></text:p>
            </draw:text-box>
          </draw:frame>
        </draw:g>
        <draw:path draw:style-name="gr5" draw:text-style-name="P2" draw:layer="layout" svg:width="6.455cm" svg:height="7.924cm" svg:x="4.31cm" svg:y="6.753cm" svg:viewBox="0 0 6456 7925" svg:d="M6456 0v727h-1933v6823h-2064c0-15-4-29-11-42-8-13-18-23-31-30-13-8-27-12-42-12-14 0-29 4-42 12-12 7-23 17-30 30s-11 27-11 42h-2292v375">
          <text:p/>
        </draw:path>
        <draw:polyline draw:style-name="gr5" draw:text-style-name="P2" draw:layer="layout" svg:width="3.19cm" svg:height="11.447cm" svg:x="6.31cm" svg:y="3.753cm" svg:viewBox="0 0 3191 11448" draw:points="0,11448 375,11448 375,0 3191,0">
          <text:p/>
        </draw:polylin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Calibri1" svg:font-family="Calibri"/>
    <style:font-face style:name="Arial1" svg:font-family="Arial" style:font-pitch="variable"/>
    <style:font-face style:name="Calibri" svg:font-family="Calibri" style:font-pitch="variable"/>
    <style:font-face style:name="Liberation Sans1" svg:font-family="'Liberation Sans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draw:marker draw:name="Marker_5f_0" draw:display-name="Marker_0" svg:viewBox="0 0 20 20" svg:d="M10 0l-10 2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M0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19-09-17T18:15:15Z</dc:date>
    <dc:description/>
    <dc:language>pt-BR</dc:language>
    <dc:subject/>
    <dc:title/>
    <meta:creation-date>2019-09-15T03:10:41Z</meta:creation-date>
    <meta:initial-creator>Henrique Almeida</meta:initial-creator>
    <meta:keyword/>
    <meta:generator>LibreOffice/6.3.1.2$Windows_X86_64 LibreOffice_project/b79626edf0065ac373bd1df5c28bd630b4424273</meta:generator>
    <meta:document-statistic meta:object-count="201"/>
    <meta:user-defined meta:name="category"/>
    <meta:user-defined meta:name="company"/>
  </office:meta>
</office:document-meta>
</file>